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28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yproceso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triz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0.0164449214935302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0.035651922225952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0.085013866424560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0.112632989883422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0.161002874374389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0.270066022872924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0.45784115791320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0.716552972793579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1.01636719703674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1.45755195617675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1.9439351558685303</text:p>
          </table:table-cell>
        </table:table-row>
        <table:table-row table:style-name="ro1">
          <table:table-cell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 style:data-style-name="N2" text:time-value="18:44:38.8545049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7T18:45:07.231132531</dc:date>
    <meta:editing-duration>PT1M10S</meta:editing-duration>
    <meta:editing-cycles>2</meta:editing-cycles>
    <meta:generator>LibreOffice/6.0.7.3$Linux_X86_64 LibreOffice_project/00m0$Build-3</meta:generator>
    <meta:document-statistic meta:table-count="1" meta:cell-count="23" meta:object-count="0"/>
  </office:meta>
</office:document-meta>
</file>